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128c" officeooo:paragraph-rsid="001e128c"/>
    </style:style>
    <style:style style:name="P2" style:family="paragraph" style:parent-style-name="Standard">
      <style:text-properties officeooo:rsid="001fe863" officeooo:paragraph-rsid="001fe863"/>
    </style:style>
    <style:style style:name="T1" style:family="text">
      <style:text-properties officeooo:rsid="0021e3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gen:</text:p>
      <text:p text:style-name="P1"/>
      <text:p text:style-name="P1">- Klassenverteilung besprechen (nach Interpolation vs. Davor)</text:p>
      <text:p text:style-name="P1">- wo kann man da Fourier Transformation anwenden</text:p>
      <text:p text:style-name="P2">- sequences with different lengths</text:p>
      <text:p text:style-name="P2">- <text:span text:style-name="T1">Validierungsdatensatz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1T15:34:48.789000000</meta:creation-date>
    <dc:date>2023-02-01T17:33:22.952000000</dc:date>
    <meta:editing-duration>PT59M42S</meta:editing-duration>
    <meta:editing-cycles>1</meta:editing-cycles>
    <meta:document-statistic meta:table-count="0" meta:image-count="0" meta:object-count="0" meta:page-count="1" meta:paragraph-count="5" meta:word-count="23" meta:character-count="174" meta:non-whitespace-character-count="155"/>
    <meta:generator>LibreOffice/7.0.4.2$Windows_X86_64 LibreOffice_project/dcf040e67528d9187c66b2379df5ea4407429775</meta:generator>
  </office:meta>
</office:document-meta>
</file>